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My Beautiful Garden</text:p>
      <text:p text:style-name="Standard"/>
      <text:p text:style-name="Standard"><text:tab/>I love my garden. In my garden, I have many kinds of plants. I have flowers and vegetables. I have to work hard in my garden every week. I need to water my plants and pull weeds. I need to harvest my vegetables. I hope my vegetables are healthy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9T11:46:24.286589640</meta:creation-date>
    <dc:date>2021-07-09T11:47:31.236611170</dc:date>
    <meta:editing-duration>PT1M7S</meta:editing-duration>
    <meta:editing-cycles>1</meta:editing-cycles>
    <meta:document-statistic meta:table-count="0" meta:image-count="0" meta:object-count="0" meta:page-count="1" meta:paragraph-count="2" meta:word-count="52" meta:character-count="265" meta:non-whitespace-character-count="214"/>
    <meta:generator>LibreOffice/7.1.4.2$Linux_X86_64 LibreOffice_project/a529a4fab45b75fefc5b6226684193eb000654f6</meta:generator>
  </office:meta>
</office:document-meta>
</file>